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MDP USERS</text:p>
      <text:p text:style-name="P1"/>
      <text:p text:style-name="P4"><text:span text:style-name="T7">email : </text:span><text:span text:style-name="T8">bob@gmail.com</text:span><text:span text:style-name="T7"> || pseudo : </text:span><text:span text:style-name="T4">superbob</text:span><text:span text:style-name="T6"> ||</text:span><text:span text:style-name="T7"> psw : superBob=0<text:tab/><text:tab/><text:tab/>type : admin</text:span></text:p>
      <text:p text:style-name="P5"><text:span text:style-name="T2">email : </text:span><text:span text:style-name="T3">user@test.com</text:span><text:span text:style-name="T5"> || pseudo : </text:span><text:span text:style-name="T1">userTest</text:span> <text:s/><text:span text:style-name="T5">|| userTest=0!<text:tab/><text:tab/><text:tab/><text:tab/>type : user</text:span></text:p>
      <text:p text:style-name="P5"><text:span text:style-name="T2">email : </text:span><text:span text:style-name="T3">sam@gmail.com</text:span><text:span text:style-name="T5"> || pseudo : S</text:span><text:span text:style-name="T2">am123</text:span><text:span text:style-name="T5"> <text:s/>|| Samuel2!<text:tab/><text:tab/><text:tab/><text:tab/>type : user</text:span></text:p>
      <text:p text:style-name="P5"><text:span text:style-name="T2">email : general</text:span><text:span text:style-name="T3">@kenobi.com</text:span><text:span text:style-name="T5"> || pseudo : Obi-Wan || helloThere1!<text:tab/><text:tab/><text:tab/>type : user</text:span></text:p>
      <text:p text:style-name="P5"><text:span text:style-name="T2">email : anakin</text:span><text:span text:style-name="T3">@skywalker.com</text:span><text:span text:style-name="T5"> || pseudo : Dark Vador || savePadme1!<text:tab/><text:tab/>type : user</text:span></text:p>
      <text:p text:style-name="P5"><text:span text:style-name="T2">email : palpatine</text:span><text:span text:style-name="T3">@gmail.com</text:span><text:span text:style-name="T5"> || pseudo : Dark Sidious || Noooooo1!<text:tab/><text:tab/>type : user</text:span></text:p>
      <text:p text:style-name="P5"><text:span text:style-name="T2">email : mace</text:span><text:span text:style-name="T3">@windu.com</text:span><text:span text:style-name="T5"> || pseudo : Mace Windu || youngSkywalker1!<text:tab/><text:tab/>type : user</text:span></text:p>
      <text:p text:style-name="P5"><text:span text:style-name="T2">email : </text:span><text:span text:style-name="T3">quigonjinn@gmail.com</text:span><text:span text:style-name="T5"> || pseudo : Qui-Gon Jinn || jarJar1!<text:tab/><text:tab/><text:tab/>type : user</text:span></text:p>
      <text:p text:style-name="P5"><text:span text:style-name="T2">email : bruce</text:span><text:span text:style-name="T3">@wayne.com</text:span><text:span text:style-name="T5"> || pseudo : Batman || bruceWayne1!<text:tab/><text:tab/><text:tab/>type : user</text:span></text:p>
      <text:p text:style-name="P5"><text:span text:style-name="T2">email : </text:span><text:span text:style-name="T3">thisis@sparta.com</text:span><text:span text:style-name="T5"> || pseudo : Leonidas || ThisIsSparta0!<text:tab/><text:tab/><text:tab/>type : user</text:span></text:p>
      <text:p text:style-name="P5"><text:span text:style-name="T2">email : rambo</text:span><text:span text:style-name="T3">@gmail.com</text:span><text:span text:style-name="T5"> || pseudo : John Rambo || NotMyWar1!<text:tab/><text:tab/>type : us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H3M3S</meta:editing-duration>
    <meta:editing-cycles>19</meta:editing-cycles>
    <meta:generator>OpenOffice/4.1.15$Win32 OpenOffice.org_project/4115m2$Build-9813</meta:generator>
    <dc:date>2025-05-10T22:43:09.54</dc:date>
    <dc:creator>Arnaud Berthollet</dc:creator>
    <meta:document-statistic meta:table-count="0" meta:image-count="0" meta:object-count="0" meta:page-count="1" meta:paragraph-count="12" meta:word-count="141" meta:character-count="840"/>
    <meta:user-defined meta:name="Info 1"/>
    <meta:user-defined meta:name="Info 2"/>
    <meta:user-defined meta:name="Info 3"/>
    <meta:user-defined meta:name="Info 4"/>
  </office:meta>
</office:document-meta>
</file>